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B1" style:display-name="2._Installatie_uitvoeren.B1" style:family="table-cell">
      <style:table-cell-properties style:vertical-align="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6b703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a9da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56f7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2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811c9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56f7f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8e2c47" style:font-size-asian="10pt" style:font-size-complex="10pt"/>
    </style:style>
    <style:style style:name="P27" style:family="paragraph" style:parent-style-name="Standard">
      <style:text-properties officeooo:paragraph-rsid="0b0ddd8e"/>
    </style:style>
    <style:style style:name="P28" style:family="paragraph" style:parent-style-name="Standard">
      <style:text-properties officeooo:paragraph-rsid="04f68805"/>
    </style:style>
    <style:style style:name="P2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text-properties officeooo:rsid="0dde9a1c" officeooo:paragraph-rsid="0dde9a1c"/>
    </style:style>
    <style:style style:name="P32" style:family="paragraph" style:parent-style-name="Standard">
      <style:text-properties officeooo:rsid="0dde9a1c" officeooo:paragraph-rsid="0f28fb61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4" style:family="paragraph" style:parent-style-name="Standard">
      <style:text-properties officeooo:rsid="0dde9a1c" officeooo:paragraph-rsid="0ddfbc49"/>
    </style:style>
    <style:style style:name="P35" style:family="paragraph" style:parent-style-name="Footnote">
      <style:text-properties officeooo:rsid="043ccc66" officeooo:paragraph-rsid="0dca2508"/>
    </style:style>
    <style:style style:name="P36" style:family="paragraph" style:parent-style-name="Footnote">
      <style:text-properties officeooo:rsid="043ccc66" officeooo:paragraph-rsid="0e5afad8"/>
    </style:style>
    <style:style style:name="P37" style:family="paragraph" style:parent-style-name="Standard">
      <style:paragraph-properties fo:text-align="center" style:justify-single-word="false"/>
      <style:text-properties officeooo:paragraph-rsid="0cc50ec9"/>
    </style:style>
    <style:style style:name="P38" style:family="paragraph" style:parent-style-name="Standard">
      <style:paragraph-properties fo:text-align="center" style:justify-single-word="false"/>
      <style:text-properties officeooo:paragraph-rsid="0eb4913f"/>
    </style:style>
    <style:style style:name="P39" style:family="paragraph" style:parent-style-name="Standard">
      <style:paragraph-properties fo:text-align="center" style:justify-single-word="false"/>
      <style:text-properties officeooo:paragraph-rsid="0daef67d"/>
    </style:style>
    <style:style style:name="P40" style:family="paragraph" style:parent-style-name="Standard">
      <style:paragraph-properties fo:text-align="center" style:justify-single-word="false"/>
      <style:text-properties officeooo:paragraph-rsid="0db0d4d1"/>
    </style:style>
    <style:style style:name="P41" style:family="paragraph" style:parent-style-name="Standard">
      <style:paragraph-properties fo:text-align="center" style:justify-single-word="false"/>
      <style:text-properties officeooo:paragraph-rsid="0cc5fe5b"/>
    </style:style>
    <style:style style:name="P42" style:family="paragraph" style:parent-style-name="Standard">
      <style:paragraph-properties fo:text-align="center" style:justify-single-word="false"/>
      <style:text-properties officeooo:paragraph-rsid="0d1ec96e"/>
    </style:style>
    <style:style style:name="P43" style:family="paragraph" style:parent-style-name="Standard">
      <style:paragraph-properties fo:text-align="center" style:justify-single-word="false"/>
      <style:text-properties officeooo:paragraph-rsid="0d804757"/>
    </style:style>
    <style:style style:name="P44" style:family="paragraph" style:parent-style-name="Standard">
      <style:paragraph-properties fo:text-align="center" style:justify-single-word="false"/>
      <style:text-properties officeooo:paragraph-rsid="0dce9327"/>
    </style:style>
    <style:style style:name="P45" style:family="paragraph" style:parent-style-name="Standard">
      <style:paragraph-properties fo:text-align="center" style:justify-single-word="false"/>
      <style:text-properties officeooo:paragraph-rsid="103fc298"/>
    </style:style>
    <style:style style:name="P46" style:family="paragraph" style:parent-style-name="Standard">
      <style:paragraph-properties fo:text-align="center" style:justify-single-word="false"/>
      <style:text-properties officeooo:paragraph-rsid="10411e41"/>
    </style:style>
    <style:style style:name="P47" style:family="paragraph" style:parent-style-name="Footnote">
      <style:text-properties officeooo:paragraph-rsid="0f92b562"/>
    </style:style>
    <style:style style:name="P48" style:family="paragraph" style:parent-style-name="Standard">
      <style:text-properties officeooo:paragraph-rsid="0f9ce6c3"/>
    </style:style>
    <style:style style:name="P49" style:family="paragraph" style:parent-style-name="Standard">
      <style:text-properties officeooo:paragraph-rsid="0f9ee08e"/>
    </style:style>
    <style:style style:name="P50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1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52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53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54" style:family="paragraph" style:parent-style-name="Footnote">
      <loext:graphic-properties draw:fill-hatch-name="hatch"/>
      <style:paragraph-properties style:vertical-align="auto"/>
      <style:text-properties officeooo:paragraph-rsid="108e2c47"/>
    </style:style>
    <style:style style:name="P55" style:family="paragraph" style:parent-style-name="Standard">
      <loext:graphic-properties draw:fill-hatch-name="hatch"/>
      <style:paragraph-properties style:vertical-align="auto"/>
      <style:text-properties officeooo:paragraph-rsid="108b8da9"/>
    </style:style>
    <style:style style:name="P56" style:family="paragraph" style:parent-style-name="Footnote">
      <style:text-properties officeooo:paragraph-rsid="102c1a0f"/>
    </style:style>
    <style:style style:name="P57" style:family="paragraph" style:parent-style-name="Standard">
      <style:text-properties officeooo:paragraph-rsid="1044b2e0"/>
    </style:style>
    <style:style style:name="P58" style:family="paragraph" style:parent-style-name="Footnote">
      <style:text-properties officeooo:paragraph-rsid="1020b286"/>
    </style:style>
    <style:style style:name="P59" style:family="paragraph" style:parent-style-name="Standard">
      <style:text-properties officeooo:paragraph-rsid="104d50c8"/>
    </style:style>
    <style:style style:name="P60" style:family="paragraph" style:parent-style-name="Standard">
      <style:text-properties officeooo:paragraph-rsid="10656f7f"/>
    </style:style>
    <style:style style:name="P61" style:family="paragraph" style:parent-style-name="Standard">
      <style:text-properties officeooo:paragraph-rsid="106b703b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font-style="normal" fo:font-weight="normal" officeooo:paragraph-rsid="106b703b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officeooo:paragraph-rsid="1085815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106b703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5" style:family="paragraph" style:parent-style-name="Footnote">
      <style:text-properties officeooo:paragraph-rsid="108e3d76"/>
    </style:style>
    <style:style style:name="P66" style:family="paragraph" style:parent-style-name="Standard">
      <style:text-properties officeooo:paragraph-rsid="101c0948"/>
    </style:style>
    <style:style style:name="P67" style:family="paragraph" style:parent-style-name="Standard">
      <style:text-properties officeooo:paragraph-rsid="1092a9da"/>
    </style:style>
    <style:style style:name="P68" style:family="paragraph" style:parent-style-name="Standard">
      <style:text-properties officeooo:paragraph-rsid="0c819a59"/>
    </style:style>
    <style:style style:name="P69" style:family="paragraph" style:parent-style-name="Standard">
      <style:text-properties officeooo:paragraph-rsid="0c8364eb"/>
    </style:style>
    <style:style style:name="P70" style:family="paragraph" style:parent-style-name="Standard">
      <style:text-properties officeooo:paragraph-rsid="0ddfbc49"/>
    </style:style>
    <style:style style:name="P71" style:family="paragraph" style:parent-style-name="Footnote">
      <style:text-properties style:font-name="Liberation Sans" fo:font-size="10pt" officeooo:paragraph-rsid="0f984cd6" style:font-size-asian="10pt" style:font-size-complex="10pt"/>
    </style:style>
    <style:style style:name="P7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4" style:family="paragraph" style:parent-style-name="Standard" style:list-style-name="L1">
      <style:paragraph-properties fo:break-before="page"/>
      <style:text-properties officeooo:paragraph-rsid="0b0ddd8e"/>
    </style:style>
    <style:style style:name="P7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9" style:family="paragraph" style:parent-style-name="Standard">
      <style:text-properties officeooo:paragraph-rsid="1104ef98"/>
    </style:style>
    <style:style style:name="P80" style:family="paragraph" style:parent-style-name="Standard">
      <style:text-properties officeooo:paragraph-rsid="1108b645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8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nl" fo:country="NL" style:text-underline-style="none" officeooo:rsid="1063929c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font-name="Liberation Sans" fo:font-size="12pt" style:text-underline-style="none" officeooo:rsid="0462b983" style:font-name-asian="DejaVu Sans" style:font-size-asian="12pt" style:font-size-complex="12pt" style:language-complex="nl" style:country-complex="NL"/>
    </style:style>
    <style:style style:name="T12" style:family="text">
      <style:text-properties style:font-name="Liberation Sans" fo:font-size="12pt" style:text-underline-style="none" officeooo:rsid="1063929c" style:font-name-asian="DejaVu Sans" style:font-size-asian="12pt" style:font-size-complex="12pt" style:language-complex="nl" style:country-complex="NL"/>
    </style:style>
    <style:style style:name="T13" style:family="text">
      <style:text-properties style:font-name="Liberation Sans" fo:font-size="12pt" style:text-underline-style="none" style:font-size-asian="12pt" style:font-size-complex="12pt"/>
    </style:style>
    <style:style style:name="T14" style:family="text">
      <style:text-properties style:font-name="Liberation Sans" fo:font-size="12pt" style:text-underline-style="none" officeooo:rsid="00bddfbe" style:font-size-asian="12pt" style:font-size-complex="12pt"/>
    </style:style>
    <style:style style:name="T15" style:family="text">
      <style:text-properties style:font-name="Liberation Sans" fo:font-size="12pt" style:text-underline-style="none" officeooo:rsid="1092a9da" style:font-size-asian="12pt" style:font-size-complex="12pt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87d3f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1087e4b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6e69d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106f262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d7cb103" style:font-size-asian="10pt" style:language-asian="nl" style:country-asian="NL" style:font-style-asian="normal" style:font-name-complex="Bitstream Vera Sans" style:font-size-complex="10pt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1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32a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49f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939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1063929c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3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0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41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44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45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6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0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2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5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55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56" style:family="text">
      <style:text-properties fo:color="#000000" loext:opacity="100%" fo:language="nl" fo:country="NL" officeooo:rsid="11062487" style:font-name-asian="HG Mincho Light J" style:language-asian="nl" style:country-asian="NL" style:font-name-complex="Arial Unicode MS" style:language-complex="nl" style:country-complex="NL"/>
    </style:style>
    <style:style style:name="T157" style:family="text">
      <style:text-properties fo:color="#000000" loext:opacity="100%" fo:language="nl" fo:country="NL" officeooo:rsid="1110ceaf" style:font-name-asian="HG Mincho Light J" style:language-asian="nl" style:country-asian="NL" style:font-name-complex="Arial Unicode MS" style:language-complex="nl" style:country-complex="NL"/>
    </style:style>
    <style:style style:name="T158" style:family="text">
      <style:text-properties fo:color="#000000" loext:opacity="100%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fo:language="nl" fo:country="NL" officeooo:rsid="102d8f8b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1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3" style:family="text">
      <style:text-properties fo:color="#000000" loext:opacity="100%" style:font-name="Liberation Sans" fo:font-size="12pt" style:font-size-asian="12pt" style:font-size-complex="12pt"/>
    </style:style>
    <style:style style:name="T184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85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86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18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8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9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1" style:family="text">
      <style:text-properties fo:color="#000000" loext:opacity="100%" officeooo:rsid="0f2e8f46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9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8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199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00" style:family="text">
      <style:text-properties style:text-line-through-style="none" style:text-line-through-type="none" style:font-name="Liberation Sans" fo:font-size="12pt" style:text-underline-style="none" officeooo:rsid="0f9721fd" style:font-size-asian="12pt" style:font-size-complex="12pt"/>
    </style:style>
    <style:style style:name="T201" style:family="text">
      <style:text-properties style:text-line-through-style="none" style:text-line-through-type="none" style:font-name="Liberation Sans" fo:font-size="12pt" style:text-underline-style="none" officeooo:rsid="102e8ac7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style:text-underline-style="none" officeooo:rsid="102fe4ee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style:text-underline-style="none" officeooo:rsid="1044eaf6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style:text-underline-style="none" officeooo:rsid="0f2e8f46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style:text-underline-style="none" officeooo:rsid="0f2eec5c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style:text-underline-style="none" officeooo:rsid="0bac438a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style:text-underline-style="none" officeooo:rsid="0302ebd2" style:font-size-asian="12pt" style:font-size-complex="12pt"/>
    </style:style>
    <style:style style:name="T209" style:family="text">
      <style:text-properties style:text-line-through-style="none" style:text-line-through-type="none" style:font-name="Liberation Sans" fo:font-size="12pt" style:text-underline-style="none" officeooo:rsid="0906a60d" style:font-size-asian="12pt" style:font-size-complex="12pt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bold" officeooo:rsid="102e8ac7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bold" officeooo:rsid="0371cd02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212" style:family="text">
      <style:text-properties style:text-line-through-style="none" style:text-line-through-type="none" style:font-name="Liberation Sans" fo:font-size="12pt" style:text-underline-style="none" fo:font-weight="bold" officeooo:rsid="102d8f8b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13" style:family="text">
      <style:text-properties style:text-line-through-style="none" style:text-line-through-type="none" style:font-name="Liberation Sans" fo:font-size="12pt" style:text-underline-style="none" officeooo:rsid="102e8ac7" style:font-name-asian="HG Mincho Light J" style:font-size-asian="12pt" style:font-size-complex="12pt" style:language-complex="nl" style:country-complex="NL"/>
    </style:style>
    <style:style style:name="T214" style:family="text">
      <style:text-properties style:text-line-through-style="none" style:text-line-through-type="none" style:font-name="Liberation Sans3" fo:font-size="12pt" style:text-underline-style="none" fo:font-weight="bold" officeooo:rsid="0302ebd2" style:font-size-asian="12pt" style:font-weight-asian="bold" style:font-size-complex="12pt" style:font-weight-complex="bold"/>
    </style:style>
    <style:style style:name="T215" style:family="text">
      <style:text-properties style:text-line-through-style="none" style:text-line-through-type="none" style:font-name="Liberation Sans3" fo:font-size="12pt" style:text-underline-style="none" fo:font-weight="bold" officeooo:rsid="00bddfbe" style:font-size-asian="12pt" style:font-weight-asian="bold" style:font-size-complex="12pt" style:font-weight-complex="bold"/>
    </style:style>
    <style:style style:name="T21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0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1" style:family="text">
      <style:text-properties style:use-window-font-color="true" loext:opacity="0%" style:font-name="Liberation Sans" fo:font-size="12pt" fo:language="nl" fo:country="NL" officeooo:rsid="106b703b" style:font-size-asian="12pt" style:language-asian="nl" style:country-asian="NL" style:font-name-complex="Bitstream Vera Sans" style:font-size-complex="12pt"/>
    </style:style>
    <style:style style:name="T22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23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2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nl" fo:country="NL" fo:font-weight="normal" officeooo:rsid="10778d2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fo:font-style="normal" fo:font-weight="normal" officeooo:rsid="10778d2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style:text-underline-style="none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style:text-underline-style="none" officeooo:rsid="1092a9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officeooo:rsid="10761ee1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0" style:family="text">
      <style:text-properties style:use-window-font-color="true" loext:opacity="0%" style:font-name="Liberation Sans" fo:font-size="12pt" style:font-size-asian="12pt" style:font-size-complex="12pt"/>
    </style:style>
    <style:style style:name="T241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42" style:family="text">
      <style:text-properties officeooo:rsid="04473353"/>
    </style:style>
    <style:style style:name="T24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9939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officeooo:rsid="0aace3cd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font-size="10pt" fo:language="nl" fo:country="NL" fo:font-style="normal" style:text-underline-style="none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67" style:family="text">
      <style:text-properties officeooo:rsid="0f8f58bd"/>
    </style:style>
    <style:style style:name="T268" style:family="text">
      <style:text-properties officeooo:rsid="0f95a7a0"/>
    </style:style>
    <style:style style:name="T269" style:family="text">
      <style:text-properties officeooo:rsid="1059a4a9"/>
    </style:style>
    <style:style style:name="T270" style:family="text">
      <style:text-properties officeooo:rsid="1080913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72"><text:span text:style-name="T162">C</text:span><text:span text:style-name="T161">hecklist voor </text:span><text:span text:style-name="T163">de installatie</text:span><text:span text:style-name="T161"> van </text:span><text:span text:style-name="T161"><text:user-field-get text:name="Distro">Ubuntu</text:user-field-get></text:span><text:span text:style-name="T161"><text:s/></text:span><text:span text:style-name="T167"><text:user-field-get text:name="Version">24.04 LTS</text:user-field-get></text:span><text:span text:style-name="T165"><text:note text:id="ftn1" text:note-class="footnote"><text:note-citation>1</text:note-citation><text:note-body><text:p text:style-name="P56"><text:span text:style-name="T255">D</text:span><text:span text:style-name="T246">eze </text:span><text:span text:style-name="T257"><text:user-field-get text:name="Distro">Ubuntu</text:user-field-get></text:span><text:span text:style-name="T248"><text:s/></text:span><text:span text:style-name="T258"><text:user-field-get text:name="Version">24.04 LTS</text:user-field-get></text:span><text:span text:style-name="T258"><text:s/>Desktop</text:span><text:span text:style-name="T246"> van april</text:span><text:span text:style-name="T249"> </text:span><text:span text:style-name="T259"><text:user-field-get text:name="Releaseyear">2024</text:user-field-get></text:span><text:span text:style-name="T250"><text:s/></text:span><text:span text:style-name="T255">is een zogenaamde </text:span><text:span text:style-name="T246">LTS-</text:span><text:span text:style-name="T255">versie</text:span><text:span text:style-name="T246"> </text:span><text:span text:style-name="T255">(</text:span><text:span text:style-name="T246">staat voor Long-Term Support, </text:span><text:span text:style-name="T247">langetermijnondersteuning</text:span><text:span text:style-name="T255">)</text:span><text:span text:style-name="T247"> </text:span><text:span text:style-name="T256">en</text:span><text:span text:style-name="T250"> </text:span><text:span text:style-name="T246">wordt gedurende 5 jaar ondersteund tot april 202</text:span><text:span text:style-name="T254">9</text:span><text:span text:style-name="T246">, en met een </text:span><text:span text:style-name="T253">gratis persoonlijk </text:span><text:span text:style-name="T246">Ubuntu </text:span><text:span text:style-name="T251">P</text:span><text:span text:style-name="T246">ro-abonnement gedurende 1</text:span><text:span text:style-name="T252">0</text:span><text:span text:style-name="T246"> jaar tot april 203</text:span><text:span text:style-name="T254">4</text:span><text:span text:style-name="T246">.</text:span></text:p></text:note-body></text:note></text:span><text:span text:style-name="T166"><text:s/></text:span><text:span text:style-name="T168">Desktop</text:span><text:span text:style-name="T164">.</text:span></text:p>
      <text:p text:style-name="P66"/>
      <text:p text:style-name="P9"/>
      <text:p text:style-name="P62">Vul het tekstvak achter &lt;...&gt; in</text:p>
      <text:p text:style-name="P3"><text:span text:style-name="T20">&lt;</text:span><text:span text:style-name="T239">g</text:span><text:span text:style-name="T10">ebruiker</text:span><text:span text:style-name="T20">&gt;</text:span><text:span text:style-name="T237"><text:tab/></text:span><text:span text:style-name="T241"> </text:span><text:span text:style-name="T240"><text:tab/><text:tab/><text:tab/></text:span><text:span text:style-name="T224"><draw:control text:anchor-type="as-char" svg:y="-0.4cm" draw:z-index="12" draw:name="Gebruiker 2" draw:style-name="gr2" draw:text-style-name="P83" svg:width="6.002cm" svg:height="0.5cm" draw:control="control11"><svg:title>Gebruiker</svg:title><svg:desc>Volledige naam, bijv. Jan Stek</svg:desc></draw:control></text:span><text:span text:style-name="T224"><text:tab/></text:span><text:span text:style-name="T225">b</text:span><text:span text:style-name="T219">ijv</text:span><text:span text:style-name="T221">.</text:span><text:span text:style-name="T219"> </text:span><text:span text:style-name="T222">J</text:span><text:span text:style-name="T223">a</text:span><text:span text:style-name="T222">n </text:span><text:span text:style-name="T223">Jansen</text:span></text:p>
      <text:p text:style-name="P61"><text:span text:style-name="T238">&lt;g</text:span><text:span text:style-name="T13">ebruikersnaam&gt;<text:tab/></text:span><text:span text:style-name="T216"><draw:control text:anchor-type="as-char" svg:y="-0.4cm" draw:z-index="13" draw:name="Gberuikersnaam 3" draw:style-name="gr2" draw:text-style-name="P83" svg:width="6.002cm" svg:height="0.5cm" draw:control="control12"><svg:title>Gebruikersnaam</svg:title><svg:desc>Korte naam, bijv. jan</svg:desc></draw:control></text:span><text:span text:style-name="T216"><text:tab/></text:span><text:span text:style-name="T225">b</text:span><text:span text:style-name="T217">ijv</text:span><text:span text:style-name="T218">.</text:span><text:span text:style-name="T4"> </text:span><text:span text:style-name="T180">j</text:span><text:span text:style-name="T181">a</text:span><text:span text:style-name="T180">n</text:span></text:p>
      <text:p text:style-name="P2"><text:span text:style-name="T13">&lt;</text:span><text:span text:style-name="T15">computernaam</text:span><text:span text:style-name="T13">&gt;</text:span><text:span text:style-name="T226"><text:tab/><text:tab/></text:span><text:span text:style-name="T2"><draw:control text:anchor-type="as-char" svg:y="-0.4cm" draw:z-index="14" draw:name="Computernaam 1" draw:style-name="gr2" draw:text-style-name="P83" svg:width="6.002cm" svg:height="0.5cm" draw:control="control13"><svg:title>Computernaam</svg:title><svg:desc>Unieke naam van de computer</svg:desc></draw:control></text:span><text:span text:style-name="T2"> <text:tab/></text:span><text:span text:style-name="T225">b</text:span><text:span text:style-name="T219">ijv</text:span><text:span text:style-name="T221">.</text:span><text:span text:style-name="T227"> </text:span><text:span text:style-name="T230">pc02</text:span></text:p>
      <text:p text:style-name="P3"><text:span text:style-name="T231">&lt;</text:span><text:span text:style-name="T233">g</text:span><text:span text:style-name="T231">ebruiker&gt;</text:span><text:span text:style-name="T229"><text:tab/></text:span><text:span text:style-name="T240"> <text:tab/><text:tab/><text:tab/></text:span><text:span text:style-name="T224"><draw:control text:anchor-type="as-char" svg:y="-0.4cm" draw:z-index="15" draw:name="Gebruiker 3" draw:style-name="gr2" draw:text-style-name="P83" svg:width="6.002cm" svg:height="0.5cm" draw:control="control14"><svg:title>Gebruiker</svg:title><svg:desc>Volledige naam, bijv. Jan Stek</svg:desc></draw:control></text:span><text:span text:style-name="T224"><text:tab/></text:span><text:span text:style-name="T225">e</text:span><text:span text:style-name="T220">v</text:span><text:span text:style-name="T221">t.</text:span><text:span text:style-name="T220"> extra gebruikers</text:span></text:p>
      <text:p text:style-name="P67"><text:span text:style-name="T231">&lt;</text:span><text:span text:style-name="T233">g</text:span><text:span text:style-name="T231">ebruiker</text:span><text:span text:style-name="T234">sn</text:span><text:span text:style-name="T232">aa</text:span><text:span text:style-name="T234">m</text:span><text:span text:style-name="T231">&gt;<text:tab/></text:span><text:span text:style-name="T216"><draw:control text:anchor-type="as-char" svg:y="-0.4cm" draw:z-index="16" draw:name="Gberuikersnaam 4" draw:style-name="gr2" draw:text-style-name="P83" svg:width="6.002cm" svg:height="0.5cm" draw:control="control15"><svg:title>Gebruikersnaam</svg:title><svg:desc>Korte naam, bijv. jan</svg:desc></draw:control></text:span><text:span text:style-name="T216"><text:tab/></text:span><text:span text:style-name="T228">e</text:span><text:span text:style-name="T235">v</text:span><text:span text:style-name="T236">t.</text:span><text:span text:style-name="T235"> extra gebruikers</text:span></text:p>
      <text:p text:style-name="P64"><text:span text:style-name="T270">v</text:span>ervang &lt;...&gt; in deze checklist door de waarde in het tekstvak.</text:p>
      <text:p text:style-name="P25"/>
      <text:p text:style-name="P25"/>
      <text:p text:style-name="P1"><text:span text:style-name="Strong_20_Emphasis"><text:span text:style-name="T141">Nog niet op Linux?</text:span></text:span><text:span text:style-name="T172"><text:tab/></text:span><text:span text:style-name="T176">G</text:span><text:span text:style-name="T173">ebruik </text:span><text:span text:style-name="Strong_20_Emphasis"><text:span text:style-name="T177">Checklist </text:span></text:span><text:span text:style-name="Strong_20_Emphasis"><text:span text:style-name="T178">overzetten</text:span></text:span><text:span text:style-name="T173"> op </text:span><text:a xlink:type="simple" xlink:href="https://karelzimer.nl/" text:style-name="Internet_20_link" text:visited-style-name="Visited_20_Internet_20_Link"><text:span text:style-name="Internet_20_link"><text:span text:style-name="T5">karelzimmer.nl</text:span></text:span></text:a><text:span text:style-name="T174"> onder </text:span><text:span text:style-name="Strong_20_Emphasis"><text:span text:style-name="T142">Linux</text:span></text:span><text:span text:style-name="T175">.</text:span></text:p>
      <text:p text:style-name="P24"><text:span text:style-name="Strong_20_Emphasis"><text:span text:style-name="T143">Nieuwe installatie?</text:span></text:span><text:span text:style-name="T138"><text:tab/></text:span><text:span text:style-name="T140">B</text:span><text:span text:style-name="T138">egin bij hoofdstuk </text:span><text:span text:style-name="Strong_20_Emphasis"><text:span text:style-name="T143"><text:bookmark-ref text:reference-format="page" text:ref-name="__RefNumPara__4009_1271708128">2</text:bookmark-ref></text:span></text:span><text:span text:style-name="Strong_20_Emphasis"><text:span text:style-name="T143"><text:s text:c="2"/></text:span></text:span><text:span text:style-name="Strong_20_Emphasis"><text:span text:style-name="T144"><text:bookmark-ref text:reference-format="text" text:ref-name="__RefNumPara__4009_1271708128">Installatie uitvoeren</text:bookmark-ref></text:span></text:span><text:span text:style-name="T139">.</text:span></text:p>
      <text:p text:style-name="P16"/>
      <text:p text:style-name="P16"/>
      <text:list text:style-name="L1">
        <text:list-item>
          <text:p text:style-name="P75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><text:span text:style-name="Strong_20_Emphasis"><text:span text:style-name="T83"><draw:control text:anchor-type="as-char" draw:z-index="5" draw:name="Vorm3_0" draw:style-name="gr1" draw:text-style-name="P82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83"><draw:control text:anchor-type="as-char" draw:z-index="8" draw:name="Vorm3_ 2" draw:style-name="gr1" draw:text-style-name="P8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9"><text:span text:style-name="T47">Aanmelden als </text:span><text:span text:style-name="T8">&lt;</text:span><text:span text:style-name="T9">gebruiker&gt;</text:span><text:span text:style-name="T8"><text:note text:id="ftn2" text:note-class="footnote"><text:note-citation>2</text:note-citation><text:note-body><text:p text:style-name="P35"><text:span text:style-name="T104">E</text:span><text:span text:style-name="T115">v</text:span><text:span text:style-name="T116">en</text:span><text:span text:style-name="T118">t</text:span><text:span text:style-name="T119">uele </text:span><text:span text:style-name="T120">extra </text:span><text:span text:style-name="T122">gebruikers</text:span><text:span text:style-name="T120"> aanmelden </text:span><text:span text:style-name="T121">en dezelfde stappen uitvoeren</text:span><text:span text:style-name="T117">.</text:span></text:p></text:note-body></text:note></text:span><text:span text:style-name="T48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2" office:value-type="string">
            <text:p text:style-name="P68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5"><text:span text:style-name="Strong_20_Emphasis"><text:span text:style-name="T85"><draw:control text:anchor-type="as-char" draw:z-index="17" draw:name="Vorm4" draw:style-name="gr1" draw:text-style-name="P82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3" office:value-type="string">
            <text:p text:style-name="P79"><text:span text:style-name="T80">T</text:span><text:span text:style-name="T59">yp </text:span><text:span text:style-name="User_20_Entry"><text:span text:style-name="T27">term</text:span></text:span><text:span text:style-name="T81"> </text:span><text:span text:style-name="T80">op het activiteitenoverzicht</text:span><text:span text:style-name="T137"><text:note text:id="ftn3" text:note-class="footnote"><text:note-citation>3</text:note-citation><text:note-body><text:p text:style-name="P71"><text:span text:style-name="T153">D</text:span><text:span text:style-name="T156">ruk op d</text:span><text:span text:style-name="T153">e </text:span><text:span text:style-name="T155">Super</text:span><text:span text:style-name="T153">-toets </text:span><text:span text:style-name="T156">(</text:span><text:span text:style-name="T153">Windows, Command, </text:span><text:span text:style-name="T157">of </text:span><text:span text:style-name="T153">Vergrootglas-toets</text:span><text:span text:style-name="T154">) </text:span><text:span text:style-name="T156">of klik linksboven op </text:span><text:span text:style-name="sterk_20_accent_20_voetnoot"><text:span text:style-name="T156">Activiteiten</text:span></text:span><text:span text:style-name="T153">.</text:span></text:p></text:note-body></text:note></text:span><text:span text:style-name="T80"> </text:span><text:span text:style-name="T65">e</text:span><text:span text:style-name="T50">n </text:span><text:span text:style-name="T62">k</text:span><text:span text:style-name="T50">lik op het </text:span><text:span text:style-name="Strong_20_Emphasis"><text:span text:style-name="T95">Terminalvenster</text:span></text:span><text:span text:style-name="Strong_20_Emphasis"><text:span text:style-name="T82">-</text:span></text:span><text:span text:style-name="Strong_20_Emphasis"><text:span text:style-name="T50">pictogram</text:span></text:span><text:span text:style-name="Strong_20_Emphasis"><text:span text:style-name="T67">.</text:span></text:span><text:span text:style-name="Strong_20_Emphasis"><text:span text:style-name="T51"> 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49"/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49"/></text:span></text:p>
          </table:table-cell>
          <table:table-cell table:style-name="_31_._5f_Installatie_5f_voorbereiden.D4" office:value-type="string">
            <text:p text:style-name="P50"><text:span text:style-name="T2">Typ</text:span><text:span text:style-name="T51"> de </text:span><text:span text:style-name="T78">volgende </text:span><text:span text:style-name="T52">twee </text:span><text:span text:style-name="T51">opdrachten, ieder gevolgd door de </text:span><text:span text:style-name="T30">Enter</text:span><text:span text:style-name="T50">-toets: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57"><text:span text:style-name="User_20_Entry"><text:span text:style-name="T22">wget karelzimmer.nl/</text:span></text:span><text:span text:style-name="User_20_Entry"><text:span text:style-name="T133">get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6" office:value-type="string">
            <text:p text:style-name="P57"><text:span text:style-name="User_20_Entry"><text:span text:style-name="T22">bash </text:span></text:span><text:span text:style-name="User_20_Entry"><text:span text:style-name="T23">get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7" office:value-type="string">
            <text:p text:style-name="P31"><text:span text:style-name="T2">V</text:span><text:span text:style-name="T53">olg </text:span><text:span text:style-name="T54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69"/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5"><text:span text:style-name="T85"><draw:control text:anchor-type="as-char" draw:z-index="18" draw:name="Vorm 3" draw:style-name="gr1" draw:text-style-name="P82" svg:width="0.35cm" svg:height="0.35cm" draw:control="control17"/></text:span></text:p>
          </table:table-cell>
          <table:table-cell table:style-name="_31_._5f_Installatie_5f_voorbereiden.A1" office:value-type="string">
            <text:p text:style-name="P45"><text:span text:style-name="T85"><draw:control text:anchor-type="as-char" draw:z-index="19" draw:name="Vorm 4" draw:style-name="gr1" draw:text-style-name="P82" svg:width="0.35cm" svg:height="0.35cm" draw:control="control18"/></text:span></text:p>
          </table:table-cell>
          <table:table-cell table:style-name="_31_._5f_Installatie_5f_voorbereiden.D9" office:value-type="string">
            <text:p text:style-name="P80"><text:span text:style-name="T80">T</text:span><text:span text:style-name="T59">yp </text:span><text:span text:style-name="User_20_Entry"><text:span text:style-name="T28">menu</text:span></text:span><text:span text:style-name="T81"> </text:span><text:span text:style-name="T80">op het activiteitenoverzicht </text:span><text:span text:style-name="T65">e</text:span><text:span text:style-name="T50">n </text:span><text:span text:style-name="T62">k</text:span><text:span text:style-name="T50">lik op het </text:span><text:span text:style-name="Strong_20_Emphasis"><text:span text:style-name="T34">Installatiem</text:span></text:span><text:span text:style-name="Strong_20_Emphasis"><text:span text:style-name="T35">enu</text:span></text:span><text:span text:style-name="Strong_20_Emphasis"><text:span text:style-name="T82">-</text:span></text:span><text:span text:style-name="Strong_20_Emphasis"><text:span text:style-name="T50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><text:span text:style-name="T49"/></text:p>
          </table:table-cell>
          <table:table-cell table:style-name="_31_._5f_Installatie_5f_voorbereiden.A1" office:value-type="string">
            <text:p text:style-name="P40"><text:span text:style-name="T49"/></text:p>
          </table:table-cell>
          <table:table-cell table:style-name="_31_._5f_Installatie_5f_voorbereiden.D10" office:value-type="string">
            <text:p text:style-name="P48"><text:span text:style-name="T76">Selecteer</text:span><text:span text:style-name="T54"> </text:span><text:span text:style-name="Strong_20_Emphasis"><text:span text:style-name="T36">1</text:span></text:span><text:span text:style-name="T88"> </text:span><text:span text:style-name="T89">Installatie voorbereiden</text:span><text:span text:style-name="T72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11" office:value-type="string">
            <text:p text:style-name="P32"><text:span text:style-name="T2">V</text:span><text:span text:style-name="T53">olg </text:span><text:span text:style-name="T54">de aanwijzingen op het scherm.</text:span></text:p>
          </table:table-cell>
        </table:table-row>
      </table:table>
      <text:p text:style-name="P68"/>
      <text:list text:continue-numbering="true" text:style-name="L1">
        <text:list-item>
          <text:p text:style-name="P74"><text:bookmark-start text:name="__RefNumPara__4009_1271708128"/><text:span text:style-name="Strong_20_Emphasis"><text:span text:style-name="T179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B1" office:value-type="string">
            <text:p text:style-name="P37"><text:span text:style-name="Strong_20_Emphasis"><text:span text:style-name="T85"><draw:control text:anchor-type="as-char" draw:z-index="2" draw:name="Vorm9" draw:style-name="gr1" draw:text-style-name="P82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59"><text:span text:style-name="T183">Start de computer op vanaf</text:span><text:span text:style-name="T183"><text:note text:id="ftn4" text:note-class="footnote"><text:note-citation>1</text:note-citation><text:note-body><text:p text:style-name="P65"><text:span text:style-name="T126">B</text:span><text:span text:style-name="T127">ootmenu/</text:span><text:span text:style-name="T126">S</text:span><text:span text:style-name="T127">etup</text:span><text:span text:style-name="T125"> via </text:span><text:span text:style-name="T123">é</text:span><text:span text:style-name="T124">é</text:span><text:span text:style-name="T126">n van de </text:span><text:span text:style-name="T128">Veelgebruikte toetsen:</text:span><text:span text:style-name="T129"> </text:span><text:span text:style-name="T134">Esc</text:span><text:span text:style-name="T129">, </text:span><text:span text:style-name="T134">Delete</text:span><text:span text:style-name="T129">, </text:span><text:span text:style-name="T134">F1</text:span><text:span text:style-name="T129">, </text:span><text:span text:style-name="T134">F2</text:span><text:span text:style-name="T129">, </text:span><text:span text:style-name="T134">F9</text:span><text:span text:style-name="T129">, </text:span><text:span text:style-name="T134">F10</text:span><text:span text:style-name="T129">, </text:span><text:span text:style-name="T134">F11</text:span><text:span text:style-name="T129">, of </text:span><text:span text:style-name="T134">F12</text:span></text:p></text:note-body></text:note></text:span><text:span text:style-name="T183"> </text:span><text:span text:style-name="T187">een </text:span><text:span text:style-name="T169"><text:user-field-get text:name="Distro">Ubuntu</text:user-field-get></text:span><text:span text:style-name="T182"><text:s/></text:span><text:span text:style-name="T170"><text:user-field-get text:name="Version">24.04 LTS</text:user-field-get></text:span><text:span text:style-name="T170"><text:s/></text:span><text:span text:style-name="T171">Desktop</text:span><text:span text:style-name="T98"> </text:span><text:span text:style-name="T99">L</text:span><text:span text:style-name="T100">ive</text:span><text:span text:style-name="T100"><text:note text:id="ftn5" text:note-class="footnote"><text:note-citation>2</text:note-citation><text:note-body><text:p text:style-name="P47"><text:span text:style-name="T242">Vanaf ee</text:span>n <text:span text:style-name="T268">L</text:span>ive <text:span text:style-name="T267">USB</text:span><text:span text:style-name="T245">-stick</text:span><text:span text:style-name="T18"> </text:span>kunt <text:span text:style-name="T242">u opstarten en</text:span> <text:span text:style-name="T16">met </text:span><text:span text:style-name="T190"><text:user-field-get text:name="Distro">Ubuntu</text:user-field-get></text:span><text:span text:style-name="T190"><text:s/></text:span>werken zonder enige bestanden op de harde schijf te wijzigen en maakt ook installatie van <text:span text:style-name="T190"><text:user-field-get text:name="Distro">Ubuntu</text:user-field-get></text:span><text:span text:style-name="T190"><text:s/></text:span>mogelijk.</text:p></text:note-body></text:note></text:span><text:span text:style-name="T100"> </text:span><text:span text:style-name="T103">USB</text:span><text:span text:style-name="T101">-stick</text:span><text:span text:style-name="T101"><text:note text:id="ftn6" text:note-class="footnote"><text:note-citation>3</text:note-citation><text:note-body><text:p text:style-name="P58"><text:span text:style-name="T113">Maak een opstartbare USB-stick</text:span><text:span text:style-name="T110">:</text:span><text:span text:style-name="Strong_20_Emphasis"><text:span text:style-name="T135"><text:line-break/></text:span></text:span><text:span text:style-name="T105">Download </text:span><text:span text:style-name="T106">een </text:span><text:span text:style-name="Sterk_20_accent_20_voetnoot"><text:span text:style-name="T39"><text:user-field-get text:name="Distro">Ubuntu</text:user-field-get></text:span></text:span><text:span text:style-name="Sterk_20_accent_20_voetnoot"><text:span text:style-name="T39"><text:s/>Desktop </text:span></text:span><text:span text:style-name="Sterk_20_accent_20_voetnoot"><text:span text:style-name="T39"><text:user-field-get text:name="Version">24.04 LTS</text:user-field-get></text:span></text:span><text:span text:style-name="T114"><text:s/></text:span><text:span text:style-name="T108">i</text:span><text:span text:style-name="T112">mage</text:span><text:span text:style-name="T108"> </text:span><text:span text:style-name="T107">vanaf </text:span><text:a xlink:type="simple" xlink:href="https://ubuntu.com/" text:style-name="Internet_20_link" text:visited-style-name="Visited_20_Internet_20_Link"><text:span text:style-name="T244">ubuntu.com</text:span></text:a><text:span text:style-name="T107">.</text:span><text:span text:style-name="Strong_20_Emphasis"><text:span text:style-name="T136"><text:line-break/></text:span></text:span><text:span text:style-name="T109">De </text:span><text:span text:style-name="T111">ver</text:span><text:span text:style-name="T109">volgstappen staan beschreven in </text:span><text:span text:style-name="Sterk_20_accent_20_voetnoot"><text:span text:style-name="T38">Linux informatie</text:span></text:span><text:span text:style-name="T109">, te vinden op </text:span><text:a xlink:type="simple" xlink:href="https://karelzimmer.nl/" text:style-name="Internet_20_link" text:visited-style-name="Visited_20_Internet_20_Link"><text:span text:style-name="T243">karelzimmer.nl</text:span></text:a><text:span text:style-name="T109">, onder </text:span><text:span text:style-name="Sterk_20_accent_20_voetnoot"><text:span text:style-name="T38">Linux</text:span></text:span><text:span text:style-name="T109">.</text:span></text:p></text:note-body></text:note></text:span><text:span text:style-name="T102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><text:span text:style-name="Strong_20_Emphasis"><text:span text:style-name="T49"/></text:span></text:p>
          </table:table-cell>
          <table:table-cell table:style-name="_32_._5f_Installatie_5f_uitvoeren.C2" office:value-type="string">
            <text:p text:style-name="P13"><text:span text:style-name="T76">Selecteer</text:span><text:span text:style-name="T45"> </text:span><text:span text:style-name="Strong_20_Emphasis"><text:span text:style-name="T94">Try or Install Ubuntu</text:span></text:span><text:span text:style-name="T43"> </text:span><text:span text:style-name="T46">en druk op </text:span><text:span text:style-name="T51">de </text:span><text:span text:style-name="T31">Enter</text:span><text:span text:style-name="T50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><text:span text:style-name="Emphasis">Volg de installatieschermen en vul deze i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7" draw:name="Vorm 6" draw:style-name="gr1" draw:text-style-name="P82" svg:width="0.35cm" svg:height="0.35cm" draw:control="control6"/></text:span></text:p>
          </table:table-cell>
          <table:table-cell table:style-name="_32_._5f_Installatie_5f_uitvoeren.C6" office:value-type="string">
            <text:p text:style-name="Standard"><text:span text:style-name="T184">Kies</text:span><text:span text:style-name="T185"> </text:span><text:span text:style-name="Strong_20_Emphasis"><text:span text:style-name="T191">Nederlands</text:span></text:span><text:span text:style-name="T185"> en klik</text:span><text:span text:style-name="T186"> </text:span><text:span text:style-name="T185">op</text:span><text:span text:style-name="T184"> </text:span><text:span text:style-name="Strong_20_Emphasis"><text:span text:style-name="T160">Next</text:span></text:span><text:span text:style-name="T18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0" draw:style-name="gr1" draw:text-style-name="P82" svg:width="0.35cm" svg:height="0.35cm" draw:control="control23"/></text:span></text:p>
          </table:table-cell>
          <table:table-cell table:style-name="_32_._5f_Installatie_5f_uitvoeren.C7" office:value-type="string">
            <text:p text:style-name="Standard"><text:span text:style-name="T200">Bij</text:span><text:span text:style-name="T193"> </text:span><text:span text:style-name="Strong_20_Emphasis"><text:span text:style-name="T203">Kies uw toetsenbordindeling</text:span></text:span><text:span text:style-name="T193">: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Kies <text:span text:style-name="Strong_20_Emphasis">Engels VS</text:span> en <text:span text:style-name="T269">variant</text:span> <text:span text:style-name="Strong_20_Emphasis">Engels (VS, internationaal, met doede toetsen)</text:span><text:span text:style-name="T185"> en klik</text:span><text:span text:style-name="T186"> </text:span><text:span text:style-name="T185">op</text:span><text:span text:style-name="T184"> </text:span><text:span text:style-name="Strong_20_Emphasis"><text:span text:style-name="T160">Next</text:span></text:span><text:span text:style-name="T18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1" draw:style-name="gr1" draw:text-style-name="P82" svg:width="0.35cm" svg:height="0.35cm" draw:control="control24"/></text:span></text:p>
          </table:table-cell>
          <table:table-cell table:style-name="_32_._5f_Installatie_5f_uitvoeren.C7" office:value-type="string">
            <text:p text:style-name="Standard"><text:span text:style-name="T200">Bij</text:span><text:span text:style-name="T193"> </text:span><text:span text:style-name="Strong_20_Emphasis"><text:span text:style-name="T204">What apps would you like to install to start with?</text:span></text:span><text:span text:style-name="T204"> kies </text:span><text:span text:style-name="Strong_20_Emphasis"><text:span text:style-name="T204">Extended selection</text:span></text:span><text:span text:style-name="T205"> en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205">klik</text:span><text:span text:style-name="T206"> </text:span><text:span text:style-name="T205">op</text:span><text:span text:style-name="T207"> </text:span><text:span text:style-name="Strong_20_Emphasis"><text:span text:style-name="T212">Next</text:span></text:span><text:span text:style-name="T20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6" draw:name="Vorm 1" draw:style-name="gr1" draw:text-style-name="P82" svg:width="0.35cm" svg:height="0.35cm" draw:control="control5"/></text:span></text:p>
          </table:table-cell>
          <table:table-cell table:style-name="_32_._5f_Installatie_5f_uitvoeren.C14" office:value-type="string">
            <text:p text:style-name="Standard"><text:span text:style-name="T200">Bij</text:span><text:span text:style-name="T193"> </text:span><text:span text:style-name="Strong_20_Emphasis"><text:span text:style-name="T201">Create your account</text:span></text:span><text:span text:style-name="T193">:</text:span></text:p>
          </table:table-cell>
        </table:table-row>
        <table:table-row>
          <table:table-cell table:style-name="_32_._5f_Installatie_5f_uitvoeren.A1" office:value-type="string">
            <text:p text:style-name="P38"/>
          </table:table-cell>
          <table:table-cell table:style-name="_32_._5f_Installatie_5f_uitvoeren.A1" office:value-type="string">
            <text:p text:style-name="P38"/>
          </table:table-cell>
          <table:table-cell table:style-name="_32_._5f_Installatie_5f_uitvoeren.C15" office:value-type="string">
            <text:p text:style-name="P8"><text:span text:style-name="T199">V</text:span><text:span text:style-name="T194">ul </text:span><text:span text:style-name="T195">in </text:span><text:span text:style-name="Strong_20_Emphasis"><text:span text:style-name="T201">Your</text:span></text:span><text:span text:style-name="Strong_20_Emphasis"><text:span text:style-name="T196"> n</text:span></text:span><text:span text:style-name="Strong_20_Emphasis"><text:span text:style-name="T197">am</text:span></text:span><text:span text:style-name="Strong_20_Emphasis"><text:span text:style-name="T201">e</text:span></text:span><text:span text:style-name="T197"> </text:span><text:span text:style-name="T11">&lt;</text:span><text:span text:style-name="T12">gebruiker&gt;</text:span><text:span text:style-name="T208">, </text:span><text:span text:style-name="Strong_20_Emphasis"><text:span text:style-name="T214"><text:line-break/></text:span></text:span><text:span text:style-name="Strong_20_Emphasis"><text:span text:style-name="T201">You</text:span></text:span><text:span text:style-name="Strong_20_Emphasis"><text:span text:style-name="T213">r</text:span></text:span><text:span text:style-name="Strong_20_Emphasis"><text:span text:style-name="T196"> </text:span></text:span><text:span text:style-name="Strong_20_Emphasis"><text:span text:style-name="T198">computer</text:span></text:span><text:span text:style-name="Strong_20_Emphasis"><text:span text:style-name="T211">'s </text:span></text:span><text:span text:style-name="Strong_20_Emphasis"><text:span text:style-name="T210">name</text:span></text:span><text:span text:style-name="T14"> &lt;computernaam&gt;</text:span><text:span text:style-name="T197">,</text:span><text:span text:style-name="Strong_20_Emphasis"><text:span text:style-name="T215"><text:line-break/></text:span></text:span><text:span text:style-name="Strong_20_Emphasis"><text:span text:style-name="T202">Your username</text:span></text:span><text:span text:style-name="T197"> &lt;</text:span><text:span text:style-name="T14">gebruikersnaam&gt;</text:span><text:span text:style-name="T197">,</text:span><text:span text:style-name="Strong_20_Emphasis"><text:span text:style-name="T215"><text:line-break/></text:span></text:span><text:span text:style-name="T209">g</text:span><text:span text:style-name="T192">eef tweemaal een </text:span><text:span text:style-name="Strong_20_Emphasis"><text:span text:style-name="T192">wachtwoord</text:span></text:span><text:span text:style-name="T205"> en klik</text:span><text:span text:style-name="T206"> </text:span><text:span text:style-name="T205">op</text:span><text:span text:style-name="T207"> </text:span><text:span text:style-name="Strong_20_Emphasis"><text:span text:style-name="T212">Next</text:span></text:span><text:span text:style-name="T207">.</text:span></text:p>
          </table:table-cell>
        </table:table-row>
      </table:table>
      <text:p text:style-name="P27"><text:span text:style-name="Strong_20_Emphasis"><text:span text:style-name="T87"/></text:span></text:p>
      <text:list text:continue-numbering="true" text:style-name="L1">
        <text:list-item>
          <text:p text:style-name="P73"><text:span text:style-name="Strong_20_Emphasis"><text:span text:style-name="T96">Installatie </text:span></text:span><text:span text:style-name="Strong_20_Emphasis"><text:span text:style-name="T97">afronden</text:span></text:span></text:p>
        </text:list-item>
      </text:list>
      <text:p text:style-name="P28"><text:span text:style-name="Strong_20_Emphasis"><text:span text:style-name="T4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85"><draw:control text:anchor-type="as-char" draw:z-index="3" draw:name="Vorm24" draw:style-name="gr1" draw:text-style-name="P82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0"><text:span text:style-name="T44">Aanmelden als </text:span><text:span text:style-name="T6">&lt;</text:span><text:span text:style-name="T7">gebruiker&gt;</text:span><text:span text:style-name="T44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><text:span text:style-name="Strong_20_Emphasis"/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0" draw:name="Vorm13_1" draw:style-name="gr1" draw:text-style-name="P82" svg:width="0.35cm" svg:height="0.35cm" draw:control="control9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5"><text:span text:style-name="Strong_20_Emphasis"><text:span text:style-name="T85"><draw:control text:anchor-type="as-char" draw:z-index="20" draw:name="Vorm 5" draw:style-name="gr1" draw:text-style-name="P82" svg:width="0.35cm" svg:height="0.35cm" draw:control="control19"/></text:span></text:span></text:p>
          </table:table-cell>
          <table:table-cell table:style-name="_33_._5f_Installatie_5f_afronden.C5" office:value-type="string">
            <text:p text:style-name="P79"><text:span text:style-name="T80">T</text:span><text:span text:style-name="T59">yp </text:span><text:span text:style-name="User_20_Entry"><text:span text:style-name="T27">term</text:span></text:span><text:span text:style-name="T81"> </text:span><text:span text:style-name="T80">op het activiteitenoverzicht</text:span><text:span text:style-name="T137"><text:note text:id="ftn0" text:note-class="footnote"><text:note-citation>1</text:note-citation><text:note-body><text:p text:style-name="P71"><text:span text:style-name="T153">D</text:span><text:span text:style-name="T156">ruk op d</text:span><text:span text:style-name="T153">e </text:span><text:span text:style-name="T155">Super</text:span><text:span text:style-name="T153">-toets </text:span><text:span text:style-name="T156">(</text:span><text:span text:style-name="T153">Windows, Command, </text:span><text:span text:style-name="T157">of </text:span><text:span text:style-name="T153">Vergrootglas-toets</text:span><text:span text:style-name="T154">) </text:span><text:span text:style-name="T156">of klik linksboven op </text:span><text:span text:style-name="sterk_20_accent_20_voetnoot"><text:span text:style-name="T156">Activiteiten</text:span></text:span><text:span text:style-name="T153">.</text:span></text:p></text:note-body></text:note></text:span><text:span text:style-name="T80"> </text:span><text:span text:style-name="T65">e</text:span><text:span text:style-name="T50">n </text:span><text:span text:style-name="T62">k</text:span><text:span text:style-name="T50">lik op het </text:span><text:span text:style-name="Strong_20_Emphasis"><text:span text:style-name="T95">Terminalvenster</text:span></text:span><text:span text:style-name="Strong_20_Emphasis"><text:span text:style-name="T82">-</text:span></text:span><text:span text:style-name="Strong_20_Emphasis"><text:span text:style-name="T50">pictogram</text:span></text:span><text:span text:style-name="Strong_20_Emphasis"><text:span text:style-name="T67">.</text:span></text:span><text:span text:style-name="Strong_20_Emphasis"><text:span text:style-name="T51"> 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><text:span text:style-name="Strong_20_Emphasis"><text:span text:style-name="T49"/></text:span></text:p>
          </table:table-cell>
          <table:table-cell table:style-name="_33_._5f_Installatie_5f_afronden.C6" office:value-type="string">
            <text:p text:style-name="P52"><text:span text:style-name="T3">Typ</text:span><text:span text:style-name="T51"> de </text:span><text:span text:style-name="T79">volgende </text:span><text:span text:style-name="T52">twee </text:span><text:span text:style-name="T51">opdrachten, ieder gevolgd door de </text:span><text:span text:style-name="T32">Enter</text:span><text:span text:style-name="T50">-toets: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7" office:value-type="string">
            <text:p text:style-name="P57"><text:span text:style-name="User_20_Entry"><text:span text:style-name="T22">wget karelzimmer.nl/</text:span></text:span><text:span text:style-name="User_20_Entry"><text:span text:style-name="T133">getkz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8" office:value-type="string">
            <text:p text:style-name="P57"><text:span text:style-name="User_20_Entry"><text:span text:style-name="T22">bash </text:span></text:span><text:span text:style-name="User_20_Entry"><text:span text:style-name="T23">getkz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9" office:value-type="string">
            <text:p text:style-name="P34"><text:span text:style-name="T2">V</text:span><text:span text:style-name="T53">olg </text:span><text:span text:style-name="T54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10" office:value-type="string">
            <text:p text:style-name="P70"/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5"><text:span text:style-name="Strong_20_Emphasis"><text:span text:style-name="T85"><draw:control text:anchor-type="as-char" draw:z-index="21" draw:name="Vorm 7" draw:style-name="gr1" draw:text-style-name="P82" svg:width="0.35cm" svg:height="0.35cm" draw:control="control20"/></text:span></text:span></text:p>
          </table:table-cell>
          <table:table-cell table:style-name="_33_._5f_Installatie_5f_afronden.C11" office:value-type="string">
            <text:p text:style-name="P80"><text:span text:style-name="T80">T</text:span><text:span text:style-name="T59">yp </text:span><text:span text:style-name="User_20_Entry"><text:span text:style-name="T28">menu</text:span></text:span><text:span text:style-name="T81"> </text:span><text:span text:style-name="T80">op het activiteitenoverzicht </text:span><text:span text:style-name="T65">e</text:span><text:span text:style-name="T50">n </text:span><text:span text:style-name="T62">k</text:span><text:span text:style-name="T50">lik op het </text:span><text:span text:style-name="Strong_20_Emphasis"><text:span text:style-name="T34">Installatiem</text:span></text:span><text:span text:style-name="Strong_20_Emphasis"><text:span text:style-name="T35">enu</text:span></text:span><text:span text:style-name="Strong_20_Emphasis"><text:span text:style-name="T82">-</text:span></text:span><text:span text:style-name="Strong_20_Emphasis"><text:span text:style-name="T50">pictogram.</text:span>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49"/></text:span></text:p>
          </table:table-cell>
          <table:table-cell table:style-name="_33_._5f_Installatie_5f_afronden.C12" office:value-type="string">
            <text:p text:style-name="P49"><text:span text:style-name="T76">Selecteer</text:span><text:span text:style-name="T63"> </text:span><text:span text:style-name="Strong_20_Emphasis"><text:span text:style-name="T37">3</text:span></text:span><text:span text:style-name="T90"> </text:span><text:span text:style-name="T91">Installatie</text:span><text:span text:style-name="T92"> </text:span><text:span text:style-name="T93">afronden</text:span><text:span text:style-name="T72">.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3" office:value-type="string">
            <text:p text:style-name="P32"><text:span text:style-name="T2">V</text:span><text:span text:style-name="T53">olg </text:span><text:span text:style-name="T54">de aanwijzingen op het scherm.</text:span></text:p>
          </table:table-cell>
        </table:table-row>
      </table:table>
      <text:p text:style-name="P28"><text:span text:style-name="Strong_20_Emphasis"><text:span text:style-name="T44"/></text:span></text:p>
      <text:list text:continue-numbering="true" text:style-name="L1">
        <text:list-item>
          <text:p text:style-name="P76"><text:span text:style-name="Strong_20_Emphasis"><text:span text:style-name="T1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><text:span text:style-name="Strong_20_Emphasis"><text:span text:style-name="T85"><draw:control text:anchor-type="as-char" draw:z-index="4" draw:name="Vorm40_0" draw:style-name="gr1" draw:text-style-name="P82" svg:width="0.35cm" svg:height="0.35cm" draw:control="control3"/></text:span></text:span></text:p>
          </table:table-cell>
          <table:table-cell table:style-name="Tabel2.A1" office:value-type="string">
            <text:p text:style-name="P43"><text:span text:style-name="Strong_20_Emphasis"><text:span text:style-name="T85"><draw:control text:anchor-type="as-char" draw:z-index="9" draw:name="Vorm40_ 1" draw:style-name="gr1" draw:text-style-name="P82" svg:width="0.35cm" svg:height="0.35cm" draw:control="control8"/></text:span></text:span></text:p>
          </table:table-cell>
          <table:table-cell table:style-name="Tabel2.D1" office:value-type="string">
            <text:p text:style-name="P14"><text:span text:style-name="T44">Aanmelden als </text:span><text:span text:style-name="T6">&lt;</text:span><text:span text:style-name="T7">gebruiker&gt;</text:span><text:span text:style-name="T70"><text:note text:id="ftn8" text:note-class="footnote"><text:note-citation>1</text:note-citation><text:note-body><text:p text:style-name="P36"><text:span text:style-name="T130">E</text:span><text:span text:style-name="T132">ventuele extra </text:span><text:span text:style-name="T266">gebruiker</text:span><text:span text:style-name="T131">s </text:span><text:span text:style-name="T132">aanmelden en dezelfde stappen uitvoeren.</text:span></text:p></text:note-body></text:note></text:span><text:span text:style-name="T44">.</text:span></text:p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21"><text:span text:style-name="Strong_20_Emphasis"><text:span text:style-name="T84"><draw:control text:anchor-type="as-char" draw:z-index="11" draw:name="Vorm13_ 1" draw:style-name="gr1" draw:text-style-name="P82" svg:width="0.35cm" svg:height="0.35cm" draw:control="control10"/></text:span></text:span></text:p>
          </table:table-cell>
          <table:table-cell table:style-name="Tabel2.D2" office:value-type="string">
            <text:p text:style-name="P63">Volg de welkomstschermen.</text:p>
          </table:table-cell>
        </table:table-row>
        <table:table-row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A1" office:value-type="string">
            <text:p text:style-name="P19"/>
          </table:table-cell>
          <table:table-cell table:style-name="Tabel2.D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85"><draw:control text:anchor-type="as-char" draw:z-index="22" draw:name="Vorm 8" draw:style-name="gr1" draw:text-style-name="P82" svg:width="0.35cm" svg:height="0.35cm" draw:control="control21"/></text:span></text:span></text:p>
          </table:table-cell>
          <table:table-cell table:style-name="Tabel2.A1" office:value-type="string">
            <text:p text:style-name="P46"><text:span text:style-name="Strong_20_Emphasis"><text:span text:style-name="T85"><draw:control text:anchor-type="as-char" draw:z-index="23" draw:name="Vorm 9" draw:style-name="gr1" draw:text-style-name="P82" svg:width="0.35cm" svg:height="0.35cm" draw:control="control22"/></text:span></text:span></text:p>
          </table:table-cell>
          <table:table-cell table:style-name="Tabel2.D5" office:value-type="string">
            <text:p text:style-name="P80"><text:span text:style-name="T80">T</text:span><text:span text:style-name="T59">yp </text:span><text:span text:style-name="User_20_Entry"><text:span text:style-name="T28">menu</text:span></text:span><text:span text:style-name="T81"> </text:span><text:span text:style-name="T80">op het activiteitenoverzicht </text:span><text:span text:style-name="T65">e</text:span><text:span text:style-name="T50">n </text:span><text:span text:style-name="T62">k</text:span><text:span text:style-name="T50">lik op het </text:span><text:span text:style-name="Strong_20_Emphasis"><text:span text:style-name="T34">Installatiem</text:span></text:span><text:span text:style-name="Strong_20_Emphasis"><text:span text:style-name="T35">enu</text:span></text:span><text:span text:style-name="Strong_20_Emphasis"><text:span text:style-name="T82">-</text:span></text:span><text:span text:style-name="Strong_20_Emphasis"><text:span text:style-name="T50">pictogram.</text:span>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6" office:value-type="string">
            <text:p text:style-name="P11"><text:span text:style-name="T76">Selecteer</text:span><text:span text:style-name="T63"> </text:span><text:span text:style-name="Strong_20_Emphasis"><text:span text:style-name="T37">4</text:span></text:span><text:span text:style-name="T90"> </text:span><text:span text:style-name="T77">Gebruiker inrichten</text:span><text:span text:style-name="T72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7" office:value-type="string">
            <text:p text:style-name="P33"><text:span text:style-name="T2">V</text:span><text:span text:style-name="T53">olg </text:span><text:span text:style-name="T54">de aanwijzingen op het scherm.</text:span></text:p>
          </table:table-cell>
        </table:table-row>
      </table:table>
      <text:p text:style-name="P10"><text:span text:style-name="Strong_20_Emphasis"><text:span text:style-name="T71"/></text:span></text:p>
      <text:p text:style-name="P22"/>
      <text:p text:style-name="P23"><text:span text:style-name="T145">E</text:span><text:span text:style-name="T146">inde c</text:span><text:span text:style-name="T147">hecklist, </text:span><text:span text:style-name="T148">d</text:span><text:span text:style-name="T147">e installatie van </text:span><text:span text:style-name="T151"><text:user-field-get text:name="Distro">Ubuntu</text:user-field-get></text:span><text:span text:style-name="T149"><text:s/></text:span><text:span text:style-name="T150"><text:user-field-get text:name="Version">24.04 LTS</text:user-field-get></text:span><text:span text:style-name="T150"><text:s/></text:span><text:span text:style-name="T152">Desktop</text:span><text:span text:style-name="T40"> </text:span><text:span text:style-name="T147">is voltooid.</text:span></text:p>
      <text:p text:style-name="P4"/>
      <text:list text:style-name="L2">
        <text:list-header>
          <text:p text:style-name="P77"><text:span text:style-name="T261">Geschreven door </text:span><text:a xlink:type="simple" xlink:href="mailto:info@karelzimmer.nl?subject=Checklist%20installatie%20Linux" text:style-name="Internet_20_link" text:visited-style-name="Visited_20_Internet_20_Link"><text:span text:style-name="T262">Karel Zimmer</text:span></text:a><text:span text:style-name="T263">.</text:span></text:p>
          <text:p text:style-name="P78"><text:span text:style-name="T265">Licentie </text:span><text:span text:style-name="T263">C</text:span><text:span text:style-name="T264">C0</text:span><text:span text:style-name="T263"> 1.0 </text:span><text:span text:style-name="T260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60"><text:s/></text:span><text:span text:style-name="T260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60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5-02-28T07:54:54.470913475">28-02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28T07:54:54.361881332</dc:date>
    <meta:keyword>Installatie</meta:keyword>
    <meta:keyword>Checklist</meta:keyword>
    <meta:keyword>Linux</meta:keyword>
    <meta:editing-cycles>6974</meta:editing-cycles>
    <meta:editing-duration>P12DT11H42M55S</meta:editing-duration>
    <dc:creator>Karel Zimmer</dc:creator>
    <meta:printed-by>Karel Zimmer</meta:printed-by>
    <meta:print-date>2024-11-09T12:34:03.003407902</meta:print-date>
    <meta:document-statistic meta:table-count="4" meta:image-count="2" meta:object-count="0" meta:page-count="4" meta:paragraph-count="80" meta:word-count="483" meta:character-count="3401" meta:non-whitespace-character-count="2961"/>
    <meta:user-defined meta:name="Info 1"/>
    <meta:user-defined meta:name="Info 2"/>
    <meta:user-defined meta:name="Info 3"/>
    <meta:user-defined meta:name="Info 4"/>
  </office:meta>
</office:document-meta>
</file>